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OLE">
      <style:graphic-properties style:horizontal-pos="center" style:horizontal-rel="paragraph" draw:ole-draw-aspect="1" draw:visible-area-top="0in" draw:visible-area-width="7.189in" draw:visible-area-height="9.207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1882in" svg:height="8.7209in" draw:z-index="0"><draw:object-ole xlink:href="./Object 1" xlink:type="simple" xlink:show="embed" xlink:actuate="onLoad"/><draw:image xlink:href="./ObjectReplacements/Object 1" xlink:type="simple" xlink:show="embed" xlink:actuate="onLoad"/></draw:frame></text:p>
      <text:p text:style-name="P1">FSM Directory</text:p>
      <text:p text:style-name="P2"><text:soft-page-break/>The figure shows the finite-state machine diagram for a directory, or home memory. Any node will start in the Unowned state. From here, there is only one state transition it can take, and that is to Unowned/Exclusive Memory-Access. This transition can be triggered by a shared read request or an exclusive read request. While in the Unowned/Exclusive Memory-Access state, it is possible for the home memory to receive more shared read requests. These subsequent read requests are satisfiable when the original read request is a shared read, so if any more shared read requests are received, they will also be placed into pending requests. When the request from memory returns in the Unowned/Exclusive Memory-Access state, the home memory could either transition to the Shared state or the Exclusive state, depending on whether or not there are any sharing nodes beside the owner.</text:p>
      <text:p text:style-name="P2"/>
      <text:p text:style-name="P2">From the Shared state, there are only a couple of states the directory can transition into. The first is Shared Shared Memory-Access, which occurs if a shared read request comes in while in the Shared state.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These two states, Busy-Shared Memory Access, and Busy-Exclusive Memory-Access, are responsible for the transitions to the four other states in the bottom half of the directory FSM diagram. The home memory will transition to the busy memory-access states when the requester is not the owner.</text:p>
      <text:p text:style-name="P2"/>
      <text:p text:style-name="P2">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08T14:17:57.45</dc:date>
    <dc:creator>Eric Chang</dc:creator>
    <meta:editing-duration>PT02H00M57S</meta:editing-duration>
    <meta:editing-cycles>12</meta:editing-cycles>
    <meta:generator>OpenOffice.org/3.2$Win32 OpenOffice.org_project/320m18$Build-9502</meta:generator>
    <meta:document-statistic meta:table-count="0" meta:image-count="0" meta:object-count="1" meta:page-count="2" meta:paragraph-count="6" meta:word-count="687" meta:character-count="4228"/>
  </office:meta>
</office:document-meta>
</file>